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BPG Courier GPL&amp;GNU" svg:font-family="'BPG Courier GPL&amp;GNU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dika" svg:font-family="Andika" style:font-pitch="variable"/>
    <style:font-face style:name="BPG Elite GPL&amp;GNU" svg:font-family="'BPG Elite GPL&amp;GNU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589d"/>
    </style:style>
    <style:style style:name="P2" style:family="paragraph" style:parent-style-name="Preformatted_20_Text">
      <style:text-properties officeooo:paragraph-rsid="00113ae4"/>
    </style:style>
    <style:style style:name="P3" style:family="paragraph" style:parent-style-name="Preformatted_20_Text" style:list-style-name="L6">
      <style:paragraph-properties>
        <style:tab-stops>
          <style:tab-stop style:position="3.8055in"/>
        </style:tab-stops>
      </style:paragraph-properties>
      <style:text-properties officeooo:paragraph-rsid="000f589d"/>
    </style:style>
    <style:style style:name="P4" style:family="paragraph" style:parent-style-name="Preformatted_20_Text" style:list-style-name="L7">
      <style:text-properties officeooo:paragraph-rsid="00113ae4"/>
    </style:style>
    <style:style style:name="P5" style:family="paragraph" style:parent-style-name="Preformatted_20_Text">
      <style:text-properties officeooo:paragraph-rsid="00169af5"/>
    </style:style>
    <style:style style:name="P6" style:family="paragraph" style:parent-style-name="Preformatted_20_Text" style:list-style-name="L9">
      <style:text-properties officeooo:paragraph-rsid="00169af5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5be23"/>
    </style:style>
    <style:style style:name="P9" style:family="paragraph" style:parent-style-name="Preformatted_20_Text" style:list-style-name="L8">
      <style:paragraph-properties fo:margin-top="0in" fo:margin-bottom="0.1965in" style:contextual-spacing="false"/>
      <style:text-properties officeooo:paragraph-rsid="00169af5"/>
    </style:style>
    <style:style style:name="P10" style:family="paragraph" style:parent-style-name="Standard">
      <style:text-properties officeooo:paragraph-rsid="000efd05"/>
    </style:style>
    <style:style style:name="P11" style:family="paragraph" style:parent-style-name="Standard">
      <style:text-properties officeooo:paragraph-rsid="000f589d"/>
    </style:style>
    <style:style style:name="P12" style:family="paragraph" style:parent-style-name="Standard">
      <style:text-properties style:font-name="BPG Elite GPL&amp;GNU" fo:font-size="12pt" fo:font-style="normal" style:text-underline-style="none" fo:font-weight="normal" officeooo:rsid="000efd05" officeooo:paragraph-rsid="000efd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style:font-name="BPG Elite GPL&amp;GNU" fo:font-size="12pt" fo:font-style="normal" style:text-underline-style="none" fo:font-weight="normal" officeooo:rsid="000efd05" officeooo:paragraph-rsid="000efd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paragraph-properties>
        <style:tab-stops>
          <style:tab-stop style:position="3.8055in"/>
        </style:tab-stops>
      </style:paragraph-properties>
      <style:text-properties officeooo:paragraph-rsid="000f589d"/>
    </style:style>
    <style:style style:name="P15" style:family="paragraph" style:parent-style-name="Standard">
      <style:paragraph-properties style:line-height-at-least="0.2in"/>
      <style:text-properties fo:color="#000000" loext:opacity="100%" style:text-line-through-style="none" style:text-line-through-type="none" style:font-name="BPG Elite GPL&amp;GNU" fo:font-size="10.6000003814697p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style:font-name="BPG Elite GPL&amp;GNU" fo:font-size="12pt" fo:font-style="normal" style:text-underline-style="none" fo:font-weight="normal" officeooo:rsid="000efd05" officeooo:paragraph-rsid="000efd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>
        <style:tab-stops>
          <style:tab-stop style:position="3.8055in"/>
        </style:tab-stops>
      </style:paragraph-properties>
      <style:text-properties style:text-line-through-style="none" style:text-line-through-type="none" style:font-name="BPG Elite GPL&amp;GNU" fo:font-size="12pt" fo:font-style="normal" style:text-underline-style="none" fo:font-weight="normal" officeooo:rsid="000efd05" officeooo:paragraph-rsid="000efd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d4d4d4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d4d4d4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d4d4d4" loext:opacity="100%" style:font-name="Droid Sans Mono" fo:font-size="10.6000003814697pt" fo:font-style="normal" style:text-underline-style="none" fo:font-weight="normal" officeooo:rsid="00169af5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d4d4d4" loext:opacity="100%" style:font-name="Droid Sans Mono" fo:font-size="10.6000003814697pt" fo:font-style="normal" style:text-underline-style="none" fo:font-weight="normal" officeooo:rsid="00169af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d4d4d4" loext:opacity="100%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d4d4d4" loext:opacity="100%" style:font-name="BPG Elite GPL&amp;GNU" fo:font-size="12pt" fo:font-style="italic" style:text-underline-style="none" fo:font-weight="normal" officeooo:rsid="00113ae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d4d4d4" loext:opacity="100%" style:font-name="BPG Elite GPL&amp;GNU" fo:font-size="12pt" fo:font-style="normal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d4d4d4" loext:opacity="100%" style:font-name="BPG Elite GPL&amp;GNU" fo:font-size="12pt" fo:font-style="normal" style:text-underline-style="solid" style:text-underline-width="auto" style:text-underline-color="font-color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d4d4d4" loext:opacity="100%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d4d4d4" loext:opacity="100%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d4d4d4" loext:opacity="100%" style:font-name="BPG Elite GPL&amp;GNU" fo:font-size="12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color="#d4d4d4" loext:opacity="100%" style:font-name="BPG Elite GPL&amp;GNU" fo:font-size="12pt" fo:font-style="normal" style:text-underline-style="none" fo:font-weight="bold" officeooo:rsid="00113ae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d4d4d4" loext:opacity="100%" style:font-name="BPG Elite GPL&amp;GNU" fo:font-size="12pt" style:text-underline-style="none" fo:font-weight="normal" officeooo:rsid="00113ae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d4d4d4" loext:opacity="100%" style:text-line-through-style="solid" style:text-line-through-type="single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d4d4d4" loext:opacity="100%" style:text-line-through-style="none" style:text-line-through-type="none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9cdcfe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9cdcfe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9cdcfe" loext:opacity="100%" style:font-name="Droid Sans Mono" fo:font-size="10.6000003814697pt" fo:font-style="normal" style:text-underline-style="none" fo:font-weight="normal" officeooo:rsid="00169af5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9cdcfe" loext:opacity="100%" style:font-name="Droid Sans Mono" fo:font-size="10.6000003814697pt" fo:font-style="normal" style:text-underline-style="none" fo:font-weight="normal" officeooo:rsid="00169af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ce9178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ce9178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ce9178" loext:opacity="100%" style:font-name="Droid Sans Mono" fo:font-size="10.6000003814697pt" fo:font-style="normal" style:text-underline-style="none" fo:font-weight="normal" officeooo:rsid="00169af5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ce9178" loext:opacity="100%" style:font-name="Droid Sans Mono" fo:font-size="10.6000003814697pt" fo:font-style="normal" style:text-underline-style="none" fo:font-weight="normal" officeooo:rsid="00169af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font-name="Droid Sans Mono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fo:font-size="10.6000003814697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fo:font-size="12pt" fo:font-style="italic" style:text-underline-style="none" fo:font-weight="normal" officeooo:rsid="001265c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fo:font-size="12pt" fo:font-weight="normal" officeooo:rsid="001265c0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loext:opacity="100%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style:text-underline-style="none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style:text-underline-style="none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fo:font-size="12pt" fo:font-style="normal" style:text-underline-style="none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7" style:family="text">
      <style:text-properties fo:color="#000000" loext:opacity="100%" fo:font-size="12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fo:color="#000000" loext:opacity="100%" fo:font-size="12pt" fo:font-style="normal" style:text-underline-style="none" officeooo:rsid="001265c0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fo:color="#000000" loext:opacity="100%" fo:font-size="12pt" fo:font-style="normal" officeooo:rsid="00113ae4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fo:color="#000000" loext:opacity="100%" fo:font-size="12pt" fo:font-style="normal" style:text-underline-style="solid" style:text-underline-width="auto" style:text-underline-color="font-color" officeooo:rsid="00113ae4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color="#000000" loext:opacity="100%" fo:font-size="12pt" style:text-underline-style="none" officeooo:rsid="00113ae4" fo:background-color="transparent" loext:char-shading-value="0" style:font-size-asian="12pt" style:font-size-complex="12pt"/>
    </style:style>
    <style:style style:name="T42" style:family="text">
      <style:text-properties fo:color="#000000" loext:opacity="100%" fo:font-size="12pt" style:text-underline-style="none" fo:font-weight="normal" officeooo:rsid="001265c0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BPG Elite GPL&amp;GNU" fo:font-size="12pt" fo:font-weight="normal" officeooo:rsid="00113ae4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BPG Elite GPL&amp;GNU" fo:font-size="12pt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loext:opacity="100%" style:font-name="BPG Elite GPL&amp;GNU" fo:font-size="12pt" fo:font-style="italic" style:text-underline-style="none" fo:font-weight="normal" officeooo:rsid="00113ae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loext:opacity="100%" style:font-name="BPG Elite GPL&amp;GNU" fo:font-size="12pt" fo:font-style="italic" style:text-underline-style="none" fo:font-weight="normal" officeooo:rsid="001265c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000000" loext:opacity="100%" style:font-name="BPG Elite GPL&amp;GNU" fo:font-size="12pt" fo:font-style="italic" style:text-underline-style="none" fo:font-weight="normal" officeooo:rsid="0014524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BPG Elite GPL&amp;GNU" fo:font-size="12pt" fo:font-style="italic" style:text-underline-style="none" fo:font-weight="normal" officeooo:rsid="0015be23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BPG Elite GPL&amp;GNU" fo:font-size="12pt" fo:font-style="italic" style:text-underline-style="none" fo:font-weight="normal" officeooo:rsid="00169af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BPG Elite GPL&amp;GNU" fo:font-size="12pt" fo:font-style="italic" style:text-underline-style="none" fo:font-weight="normal" officeooo:rsid="00169af5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51" style:family="text">
      <style:text-properties fo:color="#000000" loext:opacity="100%" style:font-name="BPG Elite GPL&amp;GNU" fo:font-size="12pt" fo:font-style="normal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BPG Elite GPL&amp;GNU" fo:font-size="12pt" fo:font-style="normal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BPG Elite GPL&amp;GNU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BPG Elite GPL&amp;GNU" fo:font-size="12pt" fo:font-style="normal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BPG Elite GPL&amp;GNU" fo:font-size="12pt" fo:font-style="normal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BPG Elite GPL&amp;GNU" fo:font-size="12pt" fo:font-style="normal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BPG Elite GPL&amp;GNU" fo:font-size="12pt" fo:font-style="normal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8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5" style:family="text">
      <style:text-properties fo:color="#000000" loext:opacity="100%" style:font-name="BPG Elite GPL&amp;GNU" fo:font-size="12pt" fo:font-style="normal" style:text-underline-style="solid" style:text-underline-width="auto" style:text-underline-color="font-color" officeooo:rsid="001265c0" fo:background-color="transparent" loext:char-shading-value="0" style:font-size-asian="12pt" style:font-style-asian="normal" style:font-size-complex="12pt" style:font-style-complex="normal"/>
    </style:style>
    <style:style style:name="T66" style:family="text">
      <style:text-properties fo:color="#000000" loext:opacity="100%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loext:opacity="100%" style:font-name="BPG Elite GPL&amp;GNU" fo:font-size="12pt" fo:font-style="normal" style:text-underline-style="none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loext:opacity="100%" style:font-name="BPG Elite GPL&amp;GNU" fo:font-size="12pt" fo:font-style="normal" style:text-underline-style="none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font-name="BPG Elite GPL&amp;GNU" fo:font-size="12pt" fo:font-style="normal" style:text-underline-style="none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4" style:family="text">
      <style:text-properties fo:color="#000000" loext:opacity="100%" style:font-name="BPG Elite GPL&amp;GNU" fo:font-size="12pt" fo:font-style="normal" style:text-underline-style="none" fo:font-weight="normal" officeooo:rsid="00169af5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font-name="BPG Elite GPL&amp;GNU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76" style:family="text">
      <style:text-properties fo:color="#000000" loext:opacity="100%" style:font-name="BPG Elite GPL&amp;GNU" fo:font-size="12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77" style:family="text">
      <style:text-properties fo:color="#000000" loext:opacity="100%" style:font-name="BPG Elite GPL&amp;GNU" fo:font-size="12pt" fo:font-style="normal" style:text-underline-style="none" officeooo:rsid="001265c0" fo:background-color="transparent" loext:char-shading-value="0" style:font-size-asian="12pt" style:font-style-asian="normal" style:font-size-complex="12pt" style:font-style-complex="normal"/>
    </style:style>
    <style:style style:name="T78" style:family="text">
      <style:text-properties fo:color="#000000" loext:opacity="100%" style:font-name="BPG Elite GPL&amp;GNU" fo:font-size="12pt" fo:font-style="normal" style:text-underline-style="none" officeooo:rsid="00145249" fo:background-color="transparent" loext:char-shading-value="0" style:font-size-asian="12pt" style:font-style-asian="normal" style:font-size-complex="12pt" style:font-style-complex="normal"/>
    </style:style>
    <style:style style:name="T79" style:family="text">
      <style:text-properties fo:color="#000000" loext:opacity="100%" style:font-name="BPG Elite GPL&amp;GNU" fo:font-size="12pt" fo:font-style="normal" style:text-underline-style="none" officeooo:rsid="0015be23" fo:background-color="transparent" loext:char-shading-value="0" style:font-size-asian="12pt" style:font-style-asian="normal" style:font-size-complex="12pt" style:font-style-complex="normal"/>
    </style:style>
    <style:style style:name="T80" style:family="text">
      <style:text-properties fo:color="#000000" loext:opacity="100%" style:font-name="BPG Elite GPL&amp;GNU" fo:font-size="12pt" fo:font-style="normal" style:text-underline-style="none" officeooo:rsid="00169af5" fo:background-color="transparent" loext:char-shading-value="0" style:font-size-asian="12pt" style:font-style-asian="normal" style:font-size-complex="12pt" style:font-style-complex="normal"/>
    </style:style>
    <style:style style:name="T81" style:family="text">
      <style:text-properties fo:color="#000000" loext:opacity="100%" style:font-name="BPG Elite GPL&amp;GNU" fo:font-size="12pt" fo:font-style="normal" style:text-underline-style="none" officeooo:rsid="00169af5" fo:background-color="transparent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82" style:family="text">
      <style:text-properties fo:color="#000000" loext:opacity="100%" style:font-name="BPG Elite GPL&amp;GNU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color="#000000" loext:opacity="100%" style:font-name="BPG Elite GPL&amp;GNU" fo:font-size="12pt" fo:font-style="normal" style:text-underline-style="none" fo:font-weight="bold" officeooo:rsid="00113ae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color="#000000" loext:opacity="100%" style:font-name="BPG Elite GPL&amp;GNU" fo:font-size="12pt" fo:font-style="normal" style:text-underline-style="none" fo:font-weight="bold" officeooo:rsid="001265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color="#000000" loext:opacity="100%" style:font-name="BPG Elite GPL&amp;GNU" fo:font-size="12pt" fo:font-style="normal" style:text-underline-style="none" fo:font-weight="bold" officeooo:rsid="0014524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color="#000000" loext:opacity="100%" style:font-name="BPG Elite GPL&amp;GNU" fo:font-size="12pt" fo:font-style="normal" style:text-underline-style="none" fo:font-weight="bold" officeooo:rsid="0015be2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000000" loext:opacity="100%" style:font-name="BPG Elite GPL&amp;GNU" fo:font-size="12pt" fo:font-style="normal" style:text-underline-style="none" fo:font-weight="bold" officeooo:rsid="00169af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loext:opacity="100%" style:font-name="BPG Elite GPL&amp;GNU" fo:font-size="12pt" fo:font-style="normal" style:text-underline-style="none" fo:font-weight="bold" officeooo:rsid="00169af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89" style:family="text">
      <style:text-properties fo:color="#000000" loext:opacity="100%" style:font-name="BPG Elite GPL&amp;GNU" fo:font-size="12pt" fo:font-style="normal" officeooo:rsid="001265c0" fo:background-color="transparent" loext:char-shading-value="0" style:font-size-asian="12pt" style:font-style-asian="normal" style:font-size-complex="12pt" style:font-style-complex="normal"/>
    </style:style>
    <style:style style:name="T90" style:family="text">
      <style:text-properties fo:color="#000000" loext:opacity="100%" style:font-name="BPG Elite GPL&amp;GNU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BPG Elite GPL&amp;GNU" fo:font-size="12pt" style:text-underline-style="none" fo:font-weight="normal" officeooo:rsid="00113ae4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BPG Elite GPL&amp;GNU" fo:font-size="12pt" style:text-underline-style="none" fo:font-weight="normal" officeooo:rsid="001265c0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BPG Elite GPL&amp;GNU" fo:font-size="12pt" style:text-underline-style="none" fo:font-weight="normal" officeooo:rsid="00145249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BPG Elite GPL&amp;GNU" fo:font-size="12pt" style:text-underline-style="none" fo:font-weight="normal" officeooo:rsid="0015be23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BPG Elite GPL&amp;GNU" fo:font-size="12pt" style:text-underline-style="none" fo:font-weight="normal" officeooo:rsid="00169af5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BPG Elite GPL&amp;GNU" fo:font-size="12pt" style:text-underline-style="none" fo:font-weight="normal" officeooo:rsid="00169af5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97" style:family="text">
      <style:text-properties fo:color="#000000" loext:opacity="100%" style:font-name="BPG Elite GPL&amp;GNU" fo:font-size="12pt" style:text-underline-style="none" officeooo:rsid="001265c0" fo:background-color="transparent" loext:char-shading-value="0" style:font-size-asian="12pt" style:font-size-complex="12pt"/>
    </style:style>
    <style:style style:name="T98" style:family="text">
      <style:text-properties fo:color="#000000" loext:opacity="100%" style:font-name="BPG Elite GPL&amp;GNU" fo:font-size="10.6000003814697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000000" loext:opacity="100%" style:font-name="BPG Elite GPL&amp;GNU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000000" loext:opacity="100%" style:font-name="BPG Elite GPL&amp;GNU" fo:font-size="10.6000003814697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101" style:family="text">
      <style:text-properties fo:color="#000000" loext:opacity="100%" style:font-name="BPG Elite GPL&amp;GNU" fo:font-size="10.6000003814697pt" fo:font-style="normal" style:text-underline-style="none" officeooo:rsid="00169af5" fo:background-color="transparent" loext:char-shading-value="0" style:font-size-asian="12pt" style:font-style-asian="normal" style:font-size-complex="12pt" style:font-style-complex="normal"/>
    </style:style>
    <style:style style:name="T102" style:family="text">
      <style:text-properties fo:color="#000000" loext:opacity="100%" style:font-name="BPG Elite GPL&amp;GNU" fo:font-size="10.6000003814697pt" fo:font-style="normal" style:text-underline-style="none" fo:font-weight="bold" officeooo:rsid="00113ae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fo:color="#000000" loext:opacity="100%" style:font-name="BPG Elite GPL&amp;GNU" fo:font-size="10.6000003814697pt" fo:font-style="normal" style:text-underline-style="none" fo:font-weight="bold" officeooo:rsid="00169af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fo:color="#000000" loext:opacity="100%" style:font-name="BPG Elite GPL&amp;GNU" fo:font-size="10.6000003814697pt" fo:font-style="normal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000000" loext:opacity="100%" style:font-name="BPG Elite GPL&amp;GNU" fo:font-size="10.6000003814697pt" fo:font-style="normal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000000" loext:opacity="100%" style:font-name="BPG Elite GPL&amp;GNU" fo:font-size="10.6000003814697pt" fo:font-style="normal" style:text-underline-style="solid" style:text-underline-width="auto" style:text-underline-color="font-color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000000" loext:opacity="100%" style:font-name="BPG Elite GPL&amp;GNU" fo:font-size="10.6000003814697pt" fo:font-style="normal" style:text-underline-style="solid" style:text-underline-width="auto" style:text-underline-color="font-color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000000" loext:opacity="100%" style:font-name="BPG Elite GPL&amp;GNU" fo:font-size="10.6000003814697pt" style:text-underline-style="none" fo:font-weight="normal" officeooo:rsid="00113ae4" fo:background-color="transparent" loext:char-shading-value="0" style:font-size-asian="12pt" style:font-weight-asian="normal" style:font-size-complex="12pt" style:font-weight-complex="normal"/>
    </style:style>
    <style:style style:name="T109" style:family="text">
      <style:text-properties fo:color="#000000" loext:opacity="100%" style:font-name="BPG Elite GPL&amp;GNU" fo:font-size="10.6000003814697pt" style:text-underline-style="none" fo:font-weight="normal" officeooo:rsid="00169af5" fo:background-color="transparent" loext:char-shading-value="0" style:font-size-asian="12pt" style:font-weight-asian="normal" style:font-size-complex="12pt" style:font-weight-complex="normal"/>
    </style:style>
    <style:style style:name="T110" style:family="text">
      <style:text-properties fo:color="#000000" loext:opacity="100%" style:font-name="BPG Elite GPL&amp;GNU" fo:font-size="10.6000003814697pt" fo:font-style="italic" style:text-underline-style="none" fo:font-weight="normal" officeooo:rsid="00113ae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fo:color="#000000" loext:opacity="100%" style:font-name="BPG Elite GPL&amp;GNU" fo:font-size="10.6000003814697pt" fo:font-style="italic" style:text-underline-style="none" fo:font-weight="normal" officeooo:rsid="00169af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9" style:family="text">
      <style:text-properties fo:color="#000000" loext:opacity="100%" style:text-line-through-style="solid" style:text-line-through-type="single" style:font-name="BPG Elite GPL&amp;GNU" fo:font-size="12pt" fo:font-style="normal" style:text-underline-style="none" officeooo:rsid="001265c0" fo:background-color="transparent" loext:char-shading-value="0" style:font-size-asian="12pt" style:font-style-asian="normal" style:font-size-complex="12pt" style:font-style-complex="normal"/>
    </style:style>
    <style:style style:name="T120" style:family="text">
      <style:text-properties fo:color="#000000" loext:opacity="100%" style:text-line-through-style="solid" style:text-line-through-type="single" style:font-name="BPG Elite GPL&amp;GNU" fo:font-size="10.6000003814697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loext:opacity="100%" style:text-line-through-style="solid" style:text-line-through-type="single" style:font-name="BPG Elite GPL&amp;GNU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loext:opacity="100%" style:text-line-through-style="solid" style:text-line-through-type="single" fo:font-size="12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452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5be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BPG Elite GPL&amp;GNU" fo:font-size="12pt" fo:font-style="normal" style:text-underline-style="none" fo:font-weight="normal" officeooo:rsid="00169af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BPG Elite GPL&amp;GNU" fo:font-size="10.6000003814697pt" fo:font-style="normal" style:text-underline-style="none" fo:font-weight="normal" officeooo:rsid="00113ae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BPG Elite GPL&amp;GNU" fo:font-size="10.6000003814697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2pt" fo:font-style="normal" style:text-underline-style="none" officeooo:rsid="00113ae4" fo:background-color="transparent" loext:char-shading-value="0" style:font-size-asian="12pt" style:font-style-asian="normal" style:font-size-complex="12pt" style:font-style-complex="normal"/>
    </style:style>
    <style:style style:name="T133" style:family="text">
      <style:text-properties fo:color="#000000" loext:opacity="100%" style:text-line-through-style="none" style:text-line-through-type="none" fo:font-size="12pt" fo:font-weight="normal" officeooo:rsid="001265c0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officeooo:rsid="00145249"/>
    </style:style>
    <style:style style:name="T135" style:family="text">
      <style:text-properties fo:font-size="12pt" fo:background-color="transparent" loext:char-shading-value="0" style:font-size-asian="12pt" style:font-size-complex="12pt"/>
    </style:style>
    <style:style style:name="T136" style:family="text">
      <style:text-properties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style:text-underline-style="none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style:text-underline-style="none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42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143" style:family="text">
      <style:text-properties style:font-name="BPG Elite GPL&amp;GNU" fo:font-size="12pt" fo:font-style="italic" style:text-underline-style="none" fo:font-weight="normal" officeooo:rsid="000efd0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4" style:family="text">
      <style:text-properties style:font-name="BPG Elite GPL&amp;GNU" fo:font-size="12pt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style:font-name="BPG Elite GPL&amp;GNU" fo:font-size="12pt" fo:font-style="italic" style:text-underline-style="none" fo:font-weight="normal" officeooo:rsid="000f589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6" style:family="text">
      <style:text-properties style:font-name="BPG Elite GPL&amp;GNU" fo:font-size="12pt" fo:font-style="italic" style:text-underline-style="none" fo:font-weight="normal" officeooo:rsid="001265c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style:font-name="BPG Elite GPL&amp;GNU" fo:font-size="12pt" fo:font-style="italic" style:text-underline-style="none" fo:font-weight="normal" officeooo:rsid="00169af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style:font-name="BPG Elite GPL&amp;GNU" fo:font-size="12pt" fo:font-style="normal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BPG Elite GPL&amp;GNU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BPG Elite GPL&amp;GNU" fo:font-size="12pt" fo:font-style="normal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BPG Elite GPL&amp;GNU" fo:font-size="12pt" fo:font-style="normal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BPG Elite GPL&amp;GNU" fo:font-size="12pt" fo:font-style="normal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BPG Elite GPL&amp;GNU" fo:font-size="12pt" fo:font-style="normal" style:text-underline-style="solid" style:text-underline-width="auto" style:text-underline-color="font-color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BPG Elite GPL&amp;GNU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BPG Elite GPL&amp;GNU" fo:font-size="12pt" fo:font-style="normal" style:text-underline-style="solid" style:text-underline-width="auto" style:text-underline-color="font-color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BPG Elite GPL&amp;GNU" fo:font-size="12pt" fo:font-style="normal" style:text-underline-style="solid" style:text-underline-width="auto" style:text-underline-color="font-color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BPG Elite GPL&amp;GNU" fo:font-size="12pt" fo:font-style="normal" style:text-underline-style="solid" style:text-underline-width="auto" style:text-underline-color="font-color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BPG Elite GPL&amp;GNU" fo:font-size="12pt" fo:font-style="normal" style:text-underline-style="none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BPG Elite GPL&amp;GNU" fo:font-size="12pt" fo:font-style="normal" style:text-underline-style="none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BPG Elite GPL&amp;GNU" fo:font-size="12pt" fo:font-style="normal" style:text-underline-style="none" officeooo:rsid="000efd05" fo:background-color="transparent" loext:char-shading-value="0" style:font-size-asian="12pt" style:font-style-asian="normal" style:font-size-complex="12pt" style:font-style-complex="normal"/>
    </style:style>
    <style:style style:name="T164" style:family="text">
      <style:text-properties style:font-name="BPG Elite GPL&amp;GNU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65" style:family="text">
      <style:text-properties style:font-name="BPG Elite GPL&amp;GNU" fo:font-size="12pt" fo:font-style="normal" style:text-underline-style="none" officeooo:rsid="000f589d" fo:background-color="transparent" loext:char-shading-value="0" style:font-size-asian="12pt" style:font-style-asian="normal" style:font-size-complex="12pt" style:font-style-complex="normal"/>
    </style:style>
    <style:style style:name="T166" style:family="text">
      <style:text-properties style:font-name="BPG Elite GPL&amp;GNU" fo:font-size="12pt" fo:font-style="normal" style:text-underline-style="none" officeooo:rsid="001265c0" fo:background-color="transparent" loext:char-shading-value="0" style:font-size-asian="12pt" style:font-style-asian="normal" style:font-size-complex="12pt" style:font-style-complex="normal"/>
    </style:style>
    <style:style style:name="T167" style:family="text">
      <style:text-properties style:font-name="BPG Elite GPL&amp;GNU" fo:font-size="12pt" fo:font-style="normal" style:text-underline-style="none" officeooo:rsid="00169af5" fo:background-color="transparent" loext:char-shading-value="0" style:font-size-asian="12pt" style:font-style-asian="normal" style:font-size-complex="12pt" style:font-style-complex="normal"/>
    </style:style>
    <style:style style:name="T168" style:family="text">
      <style:text-properties style:font-name="BPG Elite GPL&amp;GNU" fo:font-size="12pt" fo:font-style="normal" style:text-underline-style="none" fo:font-weight="bold" officeooo:rsid="000efd0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9" style:family="text">
      <style:text-properties style:font-name="BPG Elite GPL&amp;GNU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0" style:family="text">
      <style:text-properties style:font-name="BPG Elite GPL&amp;GNU" fo:font-size="12pt" fo:font-style="normal" style:text-underline-style="none" fo:font-weight="bold" officeooo:rsid="000f589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1" style:family="text">
      <style:text-properties style:font-name="BPG Elite GPL&amp;GNU" fo:font-size="12pt" fo:font-style="normal" style:text-underline-style="none" fo:font-weight="bold" officeooo:rsid="001265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2" style:family="text">
      <style:text-properties style:font-name="BPG Elite GPL&amp;GNU" fo:font-size="12pt" fo:font-style="normal" style:text-underline-style="none" fo:font-weight="bold" officeooo:rsid="00169af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3" style:family="text">
      <style:text-properties style:font-name="BPG Elite GPL&amp;GNU" fo:font-size="12pt" style:text-underline-style="none" fo:font-weight="normal" officeooo:rsid="001265c0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font-name="BPG Elite GPL&amp;GNU" fo:font-size="12pt" style:text-underline-style="none" fo:font-weight="normal" officeooo:rsid="000efd05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font-name="BPG Elite GPL&amp;GNU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font-name="BPG Elite GPL&amp;GNU" fo:font-size="12pt" style:text-underline-style="none" fo:font-weight="normal" officeooo:rsid="000f589d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style:font-name="BPG Elite GPL&amp;GNU" fo:font-size="12pt" style:text-underline-style="none" fo:font-weight="normal" officeooo:rsid="00169af5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text-line-through-style="solid" style:text-line-through-type="single" style:font-name="BPG Elite GPL&amp;GNU" fo:font-size="12pt" fo:font-style="normal" style:text-underline-style="none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text-line-through-style="solid" style:text-line-through-type="single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text-line-through-style="solid" style:text-line-through-type="single" style:font-name="BPG Elite GPL&amp;GNU" fo:font-size="12pt" fo:font-style="normal" style:text-underline-style="none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text-line-through-style="solid" style:text-line-through-type="single"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text-line-through-style="solid" style:text-line-through-type="single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BPG Elite GPL&amp;GNU" fo:font-size="12pt" fo:font-style="normal" style:text-underline-style="none" fo:font-weight="normal" officeooo:rsid="000efd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BPG Elite GPL&amp;GNU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BPG Elite GPL&amp;GNU" fo:font-size="12pt" fo:font-style="normal" style:text-underline-style="none" fo:font-weight="normal" officeooo:rsid="000f58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BPG Elite GPL&amp;GNU" fo:font-size="12pt" fo:font-style="normal" style:text-underline-style="none" fo:font-weight="normal" officeooo:rsid="001265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text-line-through-style="none" style:text-line-through-type="none" style:font-name="BPG Elite GPL&amp;GNU" fo:font-size="12pt" fo:font-style="normal" style:text-underline-style="none" fo:font-weight="normal" officeooo:rsid="00169a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055in" fo:text-indent="-0.25in" fo:margin-left="4.30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555in" fo:text-indent="-0.25in" fo:margin-left="4.55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055in" fo:text-indent="-0.25in" fo:margin-left="4.80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5in" fo:text-indent="-0.25in" fo:margin-left="5.05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55in" fo:text-indent="-0.25in" fo:margin-left="5.30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55in" fo:text-indent="-0.25in" fo:margin-left="5.55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055in" fo:text-indent="-0.25in" fo:margin-left="5.80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5in" fo:text-indent="-0.25in" fo:margin-left="6.05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55in" fo:text-indent="-0.25in" fo:margin-left="6.30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555in" fo:text-indent="-0.25in" fo:margin-left="6.555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ailwind setup</text:p>
      <text:p text:style-name="P16"/>
      <text:p text:style-name="P16"/>
      <text:p text:style-name="P16">Projekto branduolys <text:span text:style-name="T134">su index.html ir kiti </text:span><text:s/><text:span text:style-name="T134">su </text:span>bus <text:s/>public folderyje.</text:p>
      <text:p text:style-name="P16"/>
      <text:list xml:id="list3359987242" text:style-name="L6">
        <text:list-item>
          <text:p text:style-name="P17">Prieš pradedant nustatom node projekto nustatymų <text:s/>jsona</text:p>
        </text:list-item>
      </text:list>
      <text:p text:style-name="P16"/>
      <text:p text:style-name="P16"><text:tab/><text:tab/>npm inti -y </text:p>
      <text:p text:style-name="P16"/>
      <text:list xml:id="list83739705347164" text:continue-numbering="true" text:style-name="L6">
        <text:list-item>
          <text:p text:style-name="P17">Instaliojam tailwind</text:p>
        </text:list-item>
      </text:list>
      <text:p text:style-name="P16"/>
      <text:p text:style-name="P10"><text:span text:style-name="T183"><text:tab/><text:tab/></text:span><text:span text:style-name="Source_20_Text"><text:span text:style-name="T184">npm install -D tailwindcss</text:span></text:span></text:p>
      <text:p text:style-name="P10"><text:span text:style-name="Source_20_Text"><text:span text:style-name="T184"/></text:span></text:p>
      <text:list xml:id="list83739357132516" text:continue-numbering="true" text:style-name="L6">
        <text:list-item>
          <text:p text:style-name="P14"><text:span text:style-name="Source_20_Text"><text:span text:style-name="T185">Kuriam tailwind configa</text:span></text:span></text:p>
        </text:list-item>
      </text:list>
      <text:p text:style-name="P11"><text:span text:style-name="Source_20_Text"><text:span text:style-name="T184"/></text:span></text:p>
      <text:p text:style-name="P1"><text:span text:style-name="Source_20_Text"><text:span text:style-name="T184"><text:tab/><text:tab/>npx tailwindcss ini</text:span></text:span><text:span text:style-name="Source_20_Text"><text:span text:style-name="T185">t</text:span></text:span></text:p>
      <text:p text:style-name="P1"><text:span text:style-name="Source_20_Text"><text:span text:style-name="T184"/></text:span></text:p>
      <text:list xml:id="list83739131480048" text:continue-numbering="true" text:style-name="L6">
        <text:list-item>
          <text:p text:style-name="P3"><text:span text:style-name="Source_20_Text"><text:span text:style-name="T185">Kuriam src/inpust.css</text:span></text:span></text:p>
        </text:list-item>
      </text:list>
      <text:p text:style-name="P1"><text:span text:style-name="Source_20_Text"><text:span text:style-name="T184"/></text:span></text:p>
      <text:p text:style-name="P1"><text:span text:style-name="Source_20_Text"><text:span text:style-name="T123"><text:tab/><text:tab/>tailwind.config.js </text:span></text:span><text:span text:style-name="Source_20_Text"><text:span text:style-name="T124">faile papildom content eilute </text:span></text:span></text:p>
      <text:p text:style-name="P1"><text:span text:style-name="Source_20_Text"><text:span text:style-name="T124"/></text:span></text:p>
      <text:p text:style-name="P1"><text:span text:style-name="Source_20_Text"><text:span text:style-name="T124"><text:tab/><text:tab/></text:span></text:span><text:span text:style-name="Source_20_Text"><text:span text:style-name="T125">[</text:span></text:span><text:span text:style-name="Source_20_Text"><text:span text:style-name="T130">"./public/index.html",</text:span></text:span></text:p>
      <text:p text:style-name="P15"><text:tab/><text:tab/>'./pages/**/*.{html,js}'<text:span text:style-name="T134">]</text:span></text:p>
      <text:p text:style-name="P1"><text:span text:style-name="Source_20_Text"><text:span text:style-name="T16"/></text:span></text:p>
      <text:list xml:id="list2509442211" text:style-name="L7">
        <text:list-item>
          <text:p text:style-name="P4"><text:span text:style-name="Source_20_Text"><text:span text:style-name="T126">K</text:span></text:span><text:span text:style-name="Source_20_Text"><text:span text:style-name="T124">uriam /src folder</text:span></text:span><text:span text:style-name="Source_20_Text"><text:span text:style-name="T126">į</text:span></text:span><text:span text:style-name="Source_20_Text"><text:span text:style-name="T124"> su styles.css failu viduje</text:span></text:span></text:p>
        </text:list-item>
      </text:list>
      <text:p text:style-name="P2"><text:span text:style-name="Source_20_Text"><text:span text:style-name="T124"/></text:span></text:p>
      <text:p text:style-name="P2"><text:span text:style-name="Source_20_Text"><text:span text:style-name="T124"><text:tab/><text:tab/>I src/styles.css pastinam <text:tab/></text:span></text:span></text:p>
      <text:p text:style-name="P2"><text:span text:style-name="Source_20_Text"><text:span text:style-name="T124"/></text:span></text:p>
      <text:p text:style-name="P2"><text:span text:style-name="Source_20_Text"><text:span text:style-name="T124"><text:tab/></text:span></text:span><text:span text:style-name="Source_20_Text"><text:span text:style-name="T124">@tailwind base;</text:span></text:span></text:p>
      <text:p text:style-name="Preformatted_20_Text"><text:span text:style-name="Source_20_Text"><text:span text:style-name="T184"><text:tab/>@tailwind components;</text:span></text:span></text:p>
      <text:p text:style-name="P7"><text:span text:style-name="Source_20_Text"><text:span text:style-name="T184"><text:tab/>@tailwind utilities;</text:span></text:span></text:p>
      <text:p text:style-name="P7"><text:span text:style-name="Source_20_Text"><text:span text:style-name="T184"/></text:span></text:p>
      <text:list xml:id="list1831741124" text:style-name="L8">
        <text:list-item>
          <text:p text:style-name="P9"><text:span text:style-name="Source_20_Text"><text:span text:style-name="T186">komandinej eilutej exekutinam </text:span></text:span><text:span text:style-name="Source_20_Text"><text:span text:style-name="T187">(pirmas kelias)</text:span></text:span></text:p>
          <text:list>
            <text:list-item>
              <text:list>
                <text:list-header>
                  <text:p text:style-name="P9"><text:span text:style-name="Source_20_Text"><text:span text:style-name="T187">(tokiu būdu įvyks nuolatinis input stebėjimas ir keitimas)</text:span></text:span><text:span text:style-name="Source_20_Text"><text:span text:style-name="T186"> <text:s/></text:span></text:span></text:p>
                </text:list-header>
              </text:list>
            </text:list-item>
          </text:list>
        </text:list-item>
      </text:list>
      <text:p text:style-name="P8"><text:span text:style-name="Source_20_Text"><text:span text:style-name="T127"><text:tab/><text:tab/></text:span></text:span><text:span text:style-name="Source_20_Text"><text:span text:style-name="T127">npx tailwindcss -i ./src/styles.css -o ./public/styles.css --watch</text:span></text:span></text:p>
      <text:p text:style-name="P2"><text:span text:style-name="Source_20_Text"><text:span text:style-name="T127"><text:tab/><text:tab/>/src/styles.css <text:s/>inputas <text:s text:c="2"/>/public/styles.css outputas</text:span></text:span></text:p>
      <text:p text:style-name="P2"><text:span text:style-name="Source_20_Text"><text:span text:style-name="T127"/></text:span></text:p>
      <text:list xml:id="list2423228945" text:style-name="L9">
        <text:list-item>
          <text:p text:style-name="P6"><text:span text:style-name="Source_20_Text"><text:span text:style-name="T129">Keič</text:span></text:span><text:span text:style-name="Source_20_Text"><text:span text:style-name="T128">iam package.json “scripts” vidų . Trinam test metoda.</text:span></text:span></text:p>
        </text:list-item>
      </text:list>
      <text:p text:style-name="P5"><text:span text:style-name="Source_20_Text"><text:span text:style-name="T128"/></text:span></text:p>
      <text:p text:style-name="P5"><text:span text:style-name="Source_20_Text"><text:span text:style-name="T128"><text:tab/><text:tab/>Keičiam į </text:span></text:span><text:span text:style-name="Source_20_Text"><text:span text:style-name="T131">"build-css": "tailwindcss build -i src/styles.css -o <text:tab/><text:tab/><text:tab/><text:tab/><text:tab/><text:tab/><text:tab/><text:tab/><text:tab/><text:tab/><text:tab/><text:tab/>public/styles.css"</text:span></text:span></text:p>
      <text:p text:style-name="P5"><text:span text:style-name="Source_20_Text"><text:span text:style-name="T131"><text:tab/><text:tab/>Kad atsinaujintų output.css </text:span></text:span></text:p>
      <text:p text:style-name="P5"><text:span text:style-name="Source_20_Text"><text:span text:style-name="T131"><text:tab/><text:tab/><text:tab/><text:tab/><text:tab/><text:tab/><text:tab/>npm run build-css</text:span></text:span></text:p>
      <text:p text:style-name="P5"><text:span text:style-name="Source_20_Text"><text:span text:style-name="T131"/></text:span></text:p>
      <text:p text:style-name="P5"><text:span text:style-name="Source_20_Text"><text:span text:style-name="T131"/></text:span></text:p>
      <text:p text:style-name="P5"><text:span text:style-name="Source_20_Text"><text:span text:style-name="T131"/></text:span></text:p>
      <text:p text:style-name="P5"><text:soft-page-break/><text:span text:style-name="Source_20_Text"><text:span text:style-name="T131"/></text:span></text:p>
      <text:p text:style-name="P5"><text:span text:style-name="Source_20_Text"><text:span text:style-name="T72"/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11"><text:span text:style-name="Source_20_Text"><text:span text:style-name="T159"/></text:span></text:p>
      <text:p text:style-name="P11"><text:span text:style-name="Source_20_Text"><text:span text:style-name="T159"/></text:span></text:p>
      <text:p text:style-name="P10"><text:span text:style-name="Source_20_Text"><text:span text:style-name="T159"/></text:span></text:p>
      <text:p text:style-name="P10"><text:span text:style-name="Source_20_Text"><text:span text:style-name="T159"/></text:span></text:p>
      <text:p text:style-name="P12"/>
      <text:list xml:id="list279258966" text:style-name="L2">
        <text:list-header>
          <text:p text:style-name="P13"/>
        </text:list-header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BPG Courier GPL&amp;GNU" svg:font-family="'BPG Courier GPL&amp;GNU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dika" svg:font-family="Andika" style:font-pitch="variable"/>
    <style:font-face style:name="BPG Elite GPL&amp;GNU" svg:font-family="'BPG Elite GPL&amp;GNU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5:50:26.857104586</meta:creation-date>
    <dc:date>2022-03-30T08:36:50.731802490</dc:date>
    <meta:editing-duration>PT22H48M23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2" meta:paragraph-count="26" meta:word-count="116" meta:character-count="946" meta:non-whitespace-character-count="808"/>
  </office:meta>
</office:document-meta>
</file>